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632cm" fo:margin-left="-0.199cm" fo:margin-top="0cm" fo:margin-bottom="0cm" table:align="left" style:writing-mode="lr-tb"/>
    </style:style>
    <style:style style:name="Table2.A" style:family="table-column">
      <style:table-column-properties style:column-width="4.452cm"/>
    </style:style>
    <style:style style:name="Table2.B" style:family="table-column">
      <style:table-column-properties style:column-width="13.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1"/>
    </style:style>
    <style:style style:name="Table2.A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c43f8"/>
    </style:style>
    <style:style style:name="P2" style:family="paragraph" style:parent-style-name="Standard">
      <style:text-properties style:font-name="Open Sans" fo:font-weight="normal" officeooo:rsid="001c43f8" officeooo:paragraph-rsid="001be0f4" style:font-weight-asian="normal" style:font-weight-complex="normal"/>
    </style:style>
    <style:style style:name="P3" style:family="paragraph" style:parent-style-name="Standard">
      <style:text-properties style:font-name="Open Sans" officeooo:paragraph-rsid="0021fa2b"/>
    </style:style>
    <style:style style:name="P4" style:family="paragraph" style:parent-style-name="Standard">
      <style:text-properties style:text-position="0% 100%" style:font-name="Open Sans" fo:font-weight="normal" officeooo:rsid="0021fa2b" officeooo:paragraph-rsid="0021fa2b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35cb" officeooo:paragraph-rsid="001d35cb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312ad" officeooo:paragraph-rsid="002312a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DejaVu Sans Mono" fo:font-style="italic" officeooo:rsid="002312ad" officeooo:paragraph-rsid="002312ad" style:font-style-asian="italic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DejaVu Sans Mono" fo:font-style="italic" officeooo:rsid="00249dbe" officeooo:paragraph-rsid="00249dbe" style:font-style-asian="italic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DejaVu Sans Mono" fo:font-style="italic" officeooo:rsid="0025c64e" officeooo:paragraph-rsid="0025c64e" style:font-style-asian="italic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49dbe" officeooo:paragraph-rsid="00249dbe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5c64e" officeooo:paragraph-rsid="0025c64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DejaVu Sans Mono" fo:font-weight="bold" officeooo:paragraph-rsid="001be0f4" style:font-weight-asian="bold" style:font-weight-complex="bold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2198bc" officeooo:paragraph-rsid="002198bc"/>
    </style:style>
    <style:style style:name="P14" style:family="paragraph" style:parent-style-name="Heading_20_2">
      <style:text-properties style:font-name="Open Sans" officeooo:rsid="001c5256" officeooo:paragraph-rsid="001c5256"/>
    </style:style>
    <style:style style:name="P15" style:family="paragraph" style:parent-style-name="Heading_20_1">
      <style:text-properties style:font-name="Open Sans" officeooo:paragraph-rsid="001be0f4"/>
    </style:style>
    <style:style style:name="P16" style:family="paragraph" style:parent-style-name="Standard" style:list-style-name="L1">
      <style:text-properties officeooo:paragraph-rsid="0021fa2b"/>
    </style:style>
    <style:style style:name="P17" style:family="paragraph" style:parent-style-name="Standard" style:list-style-name="L1">
      <style:text-properties officeooo:rsid="002312ad" officeooo:paragraph-rsid="002312ad"/>
    </style:style>
    <style:style style:name="P18" style:family="paragraph" style:parent-style-name="Standard" style:list-style-name="L1">
      <style:text-properties style:font-name="Open Sans" officeooo:rsid="0021fa2b" officeooo:paragraph-rsid="0021fa2b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312ad" officeooo:paragraph-rsid="002312a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d655a" officeooo:paragraph-rsid="002d655a"/>
    </style:style>
    <style:style style:name="T1" style:family="text">
      <style:text-properties fo:font-weight="bold" officeooo:rsid="002198bc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c43f8" style:font-weight-asian="bold" style:font-weight-complex="bold"/>
    </style:style>
    <style:style style:name="T5" style:family="text">
      <style:text-properties style:font-name="Open Sans" fo:font-weight="bold" officeooo:rsid="0021fa2b" style:font-weight-asian="bold" style:font-weight-complex="bold"/>
    </style:style>
    <style:style style:name="T6" style:family="text">
      <style:text-properties style:font-name="Open Sans" officeooo:rsid="001c43f8"/>
    </style:style>
    <style:style style:name="T7" style:family="text">
      <style:text-properties style:font-name="Open Sans" fo:font-weight="normal" style:font-weight-asian="normal" style:font-weight-complex="normal"/>
    </style:style>
    <style:style style:name="T8" style:family="text">
      <style:text-properties style:font-name="Open Sans" officeooo:rsid="00200ec9"/>
    </style:style>
    <style:style style:name="T9" style:family="text">
      <style:text-properties style:font-name="Open Sans" officeooo:rsid="0021fa2b"/>
    </style:style>
    <style:style style:name="T10" style:family="text">
      <style:text-properties style:font-name="Open Sans" officeooo:rsid="002312ad"/>
    </style:style>
    <style:style style:name="T11" style:family="text">
      <style:text-properties style:font-name="Open Sans" officeooo:rsid="00253eb3"/>
    </style:style>
    <style:style style:name="T12" style:family="text">
      <style:text-properties style:font-name="Open Sans" officeooo:rsid="0028836a"/>
    </style:style>
    <style:style style:name="T13" style:family="text">
      <style:text-properties style:font-name="Open Sans" officeooo:rsid="0029ef88"/>
    </style:style>
    <style:style style:name="T14" style:family="text">
      <style:text-properties fo:font-weight="normal" officeooo:rsid="002312ad" style:font-weight-asian="normal" style:font-weight-complex="normal"/>
    </style:style>
    <style:style style:name="T15" style:family="text">
      <style:text-properties fo:font-weight="normal" officeooo:rsid="002bab9f" style:font-weight-asian="normal" style:font-weight-complex="normal"/>
    </style:style>
    <style:style style:name="T16" style:family="text">
      <style:text-properties officeooo:rsid="001eccd4"/>
    </style:style>
    <style:style style:name="T17" style:family="text">
      <style:text-properties officeooo:rsid="002198bc"/>
    </style:style>
    <style:style style:name="T18" style:family="text">
      <style:text-properties style:text-position="super 58%" officeooo:rsid="002198bc"/>
    </style:style>
    <style:style style:name="T19" style:family="text">
      <style:text-properties style:text-position="super 58%" fo:font-weight="normal" officeooo:rsid="002312ad" style:font-weight-asian="normal" style:font-weight-complex="normal"/>
    </style:style>
    <style:style style:name="T20" style:family="text">
      <style:text-properties style:text-position="0% 100%" officeooo:rsid="002198bc"/>
    </style:style>
    <style:style style:name="T21" style:family="text">
      <style:text-properties style:text-position="0% 100%" fo:font-weight="bold" officeooo:rsid="002198bc" style:font-weight-asian="bold" style:font-weight-complex="bold"/>
    </style:style>
    <style:style style:name="T22" style:family="text">
      <style:text-properties style:text-position="0% 100%" fo:font-weight="normal" officeooo:rsid="002198bc" style:font-weight-asian="normal" style:font-weight-complex="normal"/>
    </style:style>
    <style:style style:name="T23" style:family="text">
      <style:text-properties style:text-position="0% 100%" fo:font-weight="normal" officeooo:rsid="0021fa2b" style:font-weight-asian="normal" style:font-weight-complex="normal"/>
    </style:style>
    <style:style style:name="T24" style:family="text">
      <style:text-properties style:text-position="0% 100%" fo:font-weight="normal" officeooo:rsid="002312ad" style:font-weight-asian="normal" style:font-weight-complex="normal"/>
    </style:style>
    <style:style style:name="T25" style:family="text">
      <style:text-properties style:text-position="0% 100%" fo:font-weight="normal" officeooo:rsid="0025c64e" style:font-weight-asian="normal" style:font-weight-complex="normal"/>
    </style:style>
    <style:style style:name="T26" style:family="text">
      <style:text-properties style:text-position="0% 100%" officeooo:rsid="0021fa2b"/>
    </style:style>
    <style:style style:name="T27" style:family="text">
      <style:text-properties style:text-position="0% 100%" officeooo:rsid="002312ad"/>
    </style:style>
    <style:style style:name="T28" style:family="text">
      <style:text-properties style:text-position="0% 100%" officeooo:rsid="0025c64e"/>
    </style:style>
    <style:style style:name="T29" style:family="text">
      <style:text-properties style:text-position="0% 100%" fo:font-style="italic" fo:font-weight="normal" officeooo:rsid="0025c64e" style:font-style-asian="italic" style:font-weight-asian="normal" style:font-style-complex="italic" style:font-weight-complex="normal"/>
    </style:style>
    <style:style style:name="T30" style:family="text">
      <style:text-properties style:text-position="sub 58%" fo:font-weight="bold" officeooo:rsid="002198bc" style:font-weight-asian="bold" style:font-weight-complex="bold"/>
    </style:style>
    <style:style style:name="T31" style:family="text">
      <style:text-properties fo:font-style="italic" officeooo:rsid="002312ad" style:font-style-asian="italic" style:font-style-complex="italic"/>
    </style:style>
    <style:style style:name="T32" style:family="text">
      <style:text-properties officeooo:rsid="00249dbe"/>
    </style:style>
    <style:style style:name="T33" style:family="text">
      <style:text-properties officeooo:rsid="0025c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uction</text:p>
      <text:p text:style-name="P5"><text:span text:style-name="T16">Time limit: </text:span>1 sec</text:p>
      <text:p text:style-name="P3"><text:tab/><text:span text:style-name="T17">We are writing a program to simulate result of an auction of multiple items. There are </text:span><text:span text:style-name="T1">N</text:span><text:span text:style-name="T17"> different types of items. Each type of item is labeled by a number 1 to N. There are </text:span><text:span text:style-name="T1">K</text:span><text:span text:style-name="T30">i</text:span><text:span text:style-name="T17"> pieces of the i</text:span><text:span text:style-name="T18">th </text:span><text:span text:style-name="T20">type of </text:span><text:span text:style-name="T28">the </text:span><text:span text:style-name="T20">item</text:span><text:span text:style-name="T28">s</text:span><text:span text:style-name="T20">. </text:span><text:span text:style-name="T21">M</text:span><text:span text:style-name="T20"> users, </text:span><text:span text:style-name="T27">labeled</text:span><text:span text:style-name="T20"> 1 to M are auctioning for these item</text:span><text:span text:style-name="T26">s</text:span><text:span text:style-name="T20">. </text:span><text:span text:style-name="T26">A user can auction for multiple type of items but each user may receive at most 1 piece for each type of item. </text:span><text:span text:style-name="T20">For the i</text:span><text:span text:style-name="T18">th </text:span><text:span text:style-name="T20">type of item, the </text:span><text:span text:style-name="T21">K</text:span><text:span text:style-name="T30">i</text:span><text:span text:style-name="T20"> highest bidders will get the item. If there are less than </text:span><text:span text:style-name="T21">K</text:span><text:span text:style-name="T30">i <text:s/></text:span><text:span text:style-name="T22">users bid for that item type, only that many piece of items will be </text:span><text:span text:style-name="T23">given out to the auctioning users. </text:span><text:span text:style-name="T25">Moreover, if two or more users bid with equal price, the user with </text:span><text:span text:style-name="T29">higher</text:span><text:span text:style-name="T25"> label won the bid.</text:span></text:p>
      <text:p text:style-name="P3"><text:span text:style-name="T23"><text:tab/> We receive the list of the actions of these users, given in chronological order. A user can either </text:span><text:span text:style-name="T24">bid</text:span><text:span text:style-name="T23"> for an item or withdraw his/her </text:span><text:span text:style-name="T24">earlier</text:span><text:span text:style-name="T23"> auction. </text:span><text:span text:style-name="T24">If a user put a a new bid for an item that he/she has already bidden, the new bid override the earlier bidding.</text:span></text:p>
      <text:p text:style-name="P4">We would like to know the list of item type that are won by each user.</text:p>
      <text:p text:style-name="P2"><text:tab/><text:span text:style-name="T31">Remark: for CU CP student, this problem resemble the auctioning system of our approved elective class.</text:span></text:p>
      <text:h text:style-name="P15" text:outline-level="1">Input</text:h>
      <text:list xml:id="list6516397858132125881" text:style-name="L1">
        <text:list-item>
          <text:p text:style-name="P16"><text:span text:style-name="T2">The first line contains the </text:span><text:span text:style-name="T9">three</text:span><text:span text:style-name="T6"> integers </text:span><text:span text:style-name="T4">N,</text:span><text:span text:style-name="T5"> M, A</text:span><text:span text:style-name="T6"> </text:span><text:span text:style-name="T8">(1 &lt;= N, </text:span><text:span text:style-name="T9">M, </text:span><text:span text:style-name="T11">A</text:span><text:span text:style-name="T8"> &lt;= 1,</text:span><text:span text:style-name="T11">0</text:span><text:span text:style-name="T8">00,000)</text:span></text:p>
        </text:list-item>
        <text:list-item>
          <text:p text:style-name="P17"><text:span text:style-name="T8">T</text:span><text:span text:style-name="T2">he following lines contain N integers describing the number of each item type starting from item type 1 to item type N. </text:span><text:span text:style-name="T12">Each item has at most 10 piece.</text:span></text:p>
        </text:list-item>
        <text:list-item>
          <text:p text:style-name="P18">The following A lines describes the actions of these users, one action per line.</text:p>
          <text:list>
            <text:list-item>
              <text:p text:style-name="P16"><text:span text:style-name="T9">Each line start by </text:span><text:span text:style-name="T10">either a letter B or a letter W where B means bidding and W means withdrawal</text:span></text:p>
            </text:list-item>
            <text:list-item>
              <text:p text:style-name="P17"><text:span text:style-name="T2">If the first letter is B, there will be three more following integers </text:span><text:span text:style-name="T3">U</text:span><text:span text:style-name="T2">, </text:span><text:span text:style-name="T3">I </text:span><text:span text:style-name="T7">and</text:span><text:span text:style-name="T2"> </text:span><text:span text:style-name="T3">V</text:span><text:span text:style-name="T2">. The first integer U is the label of the user, the second number I indicates the label of the item and the last integer </text:span><text:span text:style-name="T7">V</text:span><text:span text:style-name="T2"> indicates the bidding value. </text:span><text:span text:style-name="T12">The bidding value is a positive integer not exceeding 1000.</text:span></text:p>
            </text:list-item>
            <text:list-item>
              <text:p text:style-name="P17"><text:span text:style-name="T2">If the first letter is W, there will be two more following integers </text:span><text:span text:style-name="T3">U</text:span><text:span text:style-name="T2"> and </text:span><text:span text:style-name="T3">I</text:span><text:span text:style-name="T2">. The first integer U is the label of the user, the second number I indicates the label of the item that that user would like to withdraw the auction. </text:span><text:span text:style-name="T13">It is possible that a user mistakenly withdraw auction that he/she's never bidden.</text:span></text:p>
            </text:list-item>
          </text:list>
        </text:list-item>
      </text:list>
      <text:h text:style-name="P15" text:outline-level="1">Output</text:h>
      <text:p text:style-name="P1"><text:tab/>The output <text:span text:style-name="T14">contains M lines, each line describe</text:span><text:span text:style-name="T15">s</text:span><text:span text:style-name="T14"> the </text:span><text:span text:style-name="T15">list of </text:span><text:span text:style-name="T14">item </text:span><text:span text:style-name="T15">types </text:span><text:span text:style-name="T14">won by each user. </text:span><text:span text:style-name="T15">The lines start from the user number 1 to number N. </text:span><text:span text:style-name="T14"><text:s/>For the i</text:span><text:span text:style-name="T19">th</text:span><text:span text:style-name="T14"> lines, display the numbering of the item the i</text:span><text:span text:style-name="T19">th</text:span><text:span text:style-name="T14"> users won, ordered by the numbering value. If that user does not won any item, display the word “NONE”.</text:span></text:p>
      <text:h text:style-name="P15" text:outline-level="1"><text:soft-page-break/>Example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Input</text:p>
          </table:table-cell>
          <table:table-cell table:style-name="Table2.A1" office:value-type="string">
            <text:p text:style-name="P12">Output</text:p>
          </table:table-cell>
        </table:table-row>
        <table:table-row table:style-name="Table2.1">
          <table:table-cell table:style-name="Table2.A1" office:value-type="string">
            <text:p text:style-name="P6">2 3 4</text:p>
            <text:p text:style-name="P6">1 1</text:p>
            <text:p text:style-name="P6">B 1 1 10</text:p>
            <text:p text:style-name="P6">B 2 1 100</text:p>
            <text:p text:style-name="P6">B 1 2 99</text:p>
            <text:p text:style-name="P6">B 2 2 100</text:p>
          </table:table-cell>
          <table:table-cell table:style-name="Table2.A1" office:value-type="string">
            <text:p text:style-name="P6">NONE</text:p>
            <text:p text:style-name="P6">1 2</text:p>
            <text:p text:style-name="P20">NONE</text:p>
            <text:p text:style-name="P6"/>
            <text:p text:style-name="P6"/>
            <text:p text:style-name="P7">//<text:span text:style-name="T33">user 2 bids higher than user 1 on both items</text:span></text:p>
          </table:table-cell>
        </table:table-row>
        <table:table-row table:style-name="Table2.1">
          <table:table-cell table:style-name="Table2.A3" office:value-type="string">
            <text:p text:style-name="P6">2 3 5</text:p>
            <text:p text:style-name="P6">1 1</text:p>
            <text:p text:style-name="P6">B 1 1 10</text:p>
            <text:p text:style-name="P6">B 2 1 100</text:p>
            <text:p text:style-name="P6">B 1 2 99</text:p>
            <text:p text:style-name="P6">B 2 2 100</text:p>
            <text:p text:style-name="P6">B 2 2 98</text:p>
          </table:table-cell>
          <table:table-cell table:style-name="Table2.A3" office:value-type="string">
            <text:p text:style-name="P6">2</text:p>
            <text:p text:style-name="P6">1</text:p>
            <text:p text:style-name="P20">NONE</text:p>
            <text:p text:style-name="P20"/>
            <text:p text:style-name="P6"/>
            <text:p text:style-name="P7">//<text:span text:style-name="T33">the last action by user 2 overrides his earlier action</text:span></text:p>
          </table:table-cell>
        </table:table-row>
        <table:table-row table:style-name="Table2.1">
          <table:table-cell table:style-name="Table2.A3" office:value-type="string">
            <text:p text:style-name="P11">2 3 2</text:p>
            <text:p text:style-name="P11">1 1</text:p>
            <text:p text:style-name="P11">B 1 1 100</text:p>
            <text:p text:style-name="P11">B 2 1 100</text:p>
          </table:table-cell>
          <table:table-cell table:style-name="Table2.A3" office:value-type="string">
            <text:p text:style-name="P11">NONE</text:p>
            <text:p text:style-name="P11">1</text:p>
            <text:p text:style-name="P20">NONE</text:p>
            <text:p text:style-name="P9">// user 2 won the bid because he has higher label</text:p>
          </table:table-cell>
        </table:table-row>
        <table:table-row table:style-name="Table2.1">
          <table:table-cell table:style-name="Table2.A3" office:value-type="string">
            <text:p text:style-name="P6">2 3 5</text:p>
            <text:p text:style-name="P6">1 1</text:p>
            <text:p text:style-name="P6">B 1 1 10</text:p>
            <text:p text:style-name="P6">B 2 1 100</text:p>
            <text:p text:style-name="P6">W 1 1</text:p>
            <text:p text:style-name="P6">B 2 2 100</text:p>
            <text:p text:style-name="P6">B 2 2 98</text:p>
          </table:table-cell>
          <table:table-cell table:style-name="Table2.A3" office:value-type="string">
            <text:p text:style-name="P6">NONE</text:p>
            <text:p text:style-name="P6">1 2</text:p>
            <text:p text:style-name="P20">NONE</text:p>
            <text:p text:style-name="P6"/>
            <text:p text:style-name="P6"/>
            <text:p text:style-name="P6"/>
            <text:p text:style-name="P7">// <text:span text:style-name="T33">user 1 withdraws his bidding</text:span></text:p>
          </table:table-cell>
        </table:table-row>
        <table:table-row table:style-name="Table2.1">
          <table:table-cell table:style-name="Table2.A3" office:value-type="string">
            <text:p text:style-name="P6">2 3 <text:span text:style-name="T32">3</text:span></text:p>
            <text:p text:style-name="P10">2 1</text:p>
            <text:p text:style-name="P6">B 1 1 10</text:p>
            <text:p text:style-name="P6">B 2 1 100</text:p>
            <text:p text:style-name="P6">B 2 2 1</text:p>
          </table:table-cell>
          <table:table-cell table:style-name="Table2.A3" office:value-type="string">
            <text:p text:style-name="P10">1</text:p>
            <text:p text:style-name="P10">1 2</text:p>
            <text:p text:style-name="P20">NONE</text:p>
            <text:p text:style-name="P10"/>
            <text:p text:style-name="P8">//<text:span text:style-name="T33">all items are auctioned</text:span>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9cm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9-01T18:50:56.807951207</dc:date>
    <meta:editing-duration>PT1H34M50S</meta:editing-duration>
    <meta:editing-cycles>18</meta:editing-cycles>
    <meta:document-statistic meta:table-count="1" meta:image-count="0" meta:object-count="0" meta:page-count="2" meta:paragraph-count="67" meta:word-count="646" meta:character-count="2931" meta:non-whitespace-character-count="2350"/>
  </office:meta>
</office:document-meta>
</file>